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0.5835in"/>
    </style:style>
    <style:style style:name="co3" style:family="table-column">
      <style:table-column-properties fo:break-before="auto" style:column-width="0.4165in"/>
    </style:style>
    <style:style style:name="co4" style:family="table-column">
      <style:table-column-properties fo:break-before="auto" style:column-width="1.7709in"/>
    </style:style>
    <style:style style:name="co5" style:family="table-column">
      <style:table-column-properties fo:break-before="auto" style:column-width="0.4063in"/>
    </style:style>
    <style:style style:name="co6" style:family="table-column">
      <style:table-column-properties fo:break-before="auto" style:column-width="0.5311in"/>
    </style:style>
    <style:style style:name="co7" style:family="table-column">
      <style:table-column-properties fo:break-before="auto" style:column-width="1.802in"/>
    </style:style>
    <style:style style:name="co8" style:family="table-column">
      <style:table-column-properties fo:break-before="auto" style:column-width="4.8228in"/>
    </style:style>
    <style:style style:name="co9" style:family="table-column">
      <style:table-column-properties fo:break-before="auto" style:column-width="21.302in"/>
    </style:style>
    <style:style style:name="co10" style:family="table-column">
      <style:table-column-properties fo:break-before="auto" style:column-width="1.4583in"/>
    </style:style>
    <style:style style:name="co11" style:family="table-column">
      <style:table-column-properties fo:break-before="auto" style:column-width="1.0311in"/>
    </style:style>
    <style:style style:name="co12" style:family="table-column">
      <style:table-column-properties fo:break-before="auto" style:column-width="1.3335in"/>
    </style:style>
    <style:style style:name="co13" style:family="table-column">
      <style:table-column-properties fo:break-before="auto" style:column-width="1.8335in"/>
    </style:style>
    <style:style style:name="co14" style:family="table-column">
      <style:table-column-properties fo:break-before="auto" style:column-width="7.4374in"/>
    </style:style>
    <style:style style:name="co15" style:family="table-column">
      <style:table-column-properties fo:break-before="auto" style:column-width="1.5937in"/>
    </style:style>
    <style:style style:name="co16" style:family="table-column">
      <style:table-column-properties fo:break-before="auto" style:column-width="2.8126in"/>
    </style:style>
    <style:style style:name="co17" style:family="table-column">
      <style:table-column-properties fo:break-before="auto" style:column-width="0.8752in"/>
    </style:style>
    <style:style style:name="co18"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2" style:family="table-cell" style:parent-style-name="Normal_20_3" style:data-style-name="N0">
      <style:table-cell-properties style:text-align-source="fix" style:repeat-content="false" fo:background-color="transparent" style:vertical-align="middle"/>
      <style:paragraph-properties fo:text-align="center"/>
      <style:text-properties fo:color="#000000" style:font-name="Iskoola Pota" fo:font-size="11pt" style:font-name-asian="Iskoola Pota" style:font-size-asian="11pt" style:font-name-complex="Iskoola Pota" style:font-size-complex="11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office:automatic-styles>
  <office:body>
    <office:spreadsheet>
      <table:calculation-settings table:automatic-find-labels="false" table:use-regular-expressions="false" table:use-wildcards="true"/>
      <table:table table:name="english-grade06-fina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1-ep01</text:p>
          </table:table-cell>
          <table:table-cell table:number-columns-repeated="3" office:value-type="float" office:value="1" calcext:value-type="float">
            <text:p>1</text:p>
          </table:table-cell>
          <table:table-cell table:style-name="ce2" office:value-type="string" calcext:value-type="string">
            <text:p>අප ජීවත්වන පෘථිවි ගෝලය</text:p>
          </table:table-cell>
          <table:table-cell table:style-name="ce2" office:value-type="string" calcext:value-type="string">
            <text:p>අප ජීවත්වන පෘථිවි ගෝලයේ හැඩය හා අක්ෂාංශ හා දේෂාංශ</text:p>
          </table:table-cell>
          <table:table-cell table:style-name="ce2" office:value-type="string" calcext:value-type="string">
            <text:p>පෘථිවියේ පිහිටීම, එහි හැඩය හා දේශ ගවේෂශකයන් විසින් පෘථිවියේ පිහිටීම පිළිබඳ පළකල අදහස්, මහද්වීප හා සාගර <text:s/>පිහිටීම <text:s/>සහ පෘථිවි ගෝලයෙහි අක්ෂාංශ හා දේෂාංශ <text:s/>පිහිටීම හා සමකය ආදී කරුණු විස්තර කිරීම.</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ලෝකයේ විශාල ම මහද්වීපය වන්නේ,</text:p>
          </table:table-cell>
          <table:table-cell/>
          <table:table-cell office:value-type="string" calcext:value-type="string">
            <text:p>අප්‍රිකා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සි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තුරු ඇමරිකා</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රෝපා</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 calcext:value-type="float">
            <text:p>2</text:p>
          </table:table-cell>
          <table:table-cell table:number-columns-repeated="2"/>
          <table:table-cell office:value-type="string" calcext:value-type="string">
            <text:p>පහත සඳහන් සාගර අතර කුඩා ම සාගරය වන්නේ,</text:p>
          </table:table-cell>
          <table:table-cell/>
          <table:table-cell office:value-type="string" calcext:value-type="string">
            <text:p>ඉන්දිය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සිෆික්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ක්ටික්</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ත්ලාන්ති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 calcext:value-type="float">
            <text:p>3</text:p>
          </table:table-cell>
          <table:table-cell table:number-columns-repeated="2"/>
          <table:table-cell office:value-type="string" calcext:value-type="string">
            <text:p>තනි රටක් ලෙස පිහිටි මහද්වීපය ලෙස සැලකෙන්නේ,</text:p>
          </table:table-cell>
          <table:table-cell/>
          <table:table-cell office:value-type="string" calcext:value-type="string">
            <text:p>ඔස්ට්‍රේ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තුරු ඇමරිකා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කුණු ඇමරිකා</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න්ටාක්ටි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 calcext:value-type="float">
            <text:p>4</text:p>
          </table:table-cell>
          <table:table-cell table:number-columns-repeated="2"/>
          <table:table-cell office:value-type="string" calcext:value-type="string">
            <text:p>මුහුදෙන් තුන් පැත්තකින් වට වූ භූමියක් හදුන්වන නිවැරදි නම කුමක් ද?</text:p>
          </table:table-cell>
          <table:table-cell/>
          <table:table-cell office:value-type="string" calcext:value-type="string">
            <text:p>දූප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ද්වීප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ර්ධද්වීප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ට</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 calcext:value-type="float">
            <text:p>5</text:p>
          </table:table-cell>
          <table:table-cell table:number-columns-repeated="2"/>
          <table:table-cell office:value-type="string" calcext:value-type="string">
            <text:p>ආසියා මහද්වීපය තුළ පිහිටි මුහුදක් වන්නේ,</text:p>
          </table:table-cell>
          <table:table-cell/>
          <table:table-cell office:value-type="string" calcext:value-type="string">
            <text:p>චීන මුහුද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ස්පියන් මුහුද</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පන්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තු මුහුද</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1-ep02</text:p>
          </table:table-cell>
          <table:table-cell office:value-type="float" office:value="2" calcext:value-type="float">
            <text:p>2</text:p>
          </table:table-cell>
          <table:table-cell table:number-columns-repeated="2" office:value-type="float" office:value="1" calcext:value-type="float">
            <text:p>1</text:p>
          </table:table-cell>
          <table:table-cell table:style-name="ce2" office:value-type="string" calcext:value-type="string">
            <text:p>අප ජීවත්වන පෘථිවි ගෝලය</text:p>
          </table:table-cell>
          <table:table-cell table:style-name="ce2" office:value-type="string" calcext:value-type="string">
            <text:p>ලෝකයේ මහද්වීප සහ සාගර</text:p>
          </table:table-cell>
          <table:table-cell table:style-name="ce2" office:value-type="string" calcext:value-type="string">
            <text:p>මහද්වීපයක් යනු කුමක් ද යන්න පැහැදිලි කිරීම. ලෝක සිතියමේ මහද්වීප පිහිටා ඇති ආකාරය හා එහි <text:s/>විශාල ම (ආසියා) මහද්වීපය පිළිබඳව විස්තර කිරීම.</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අභ්‍යන්තරයේ පිහිටි මුහුදකට හොඳම නිදසුන තෝරන්න.</text:p>
          </table:table-cell>
          <table:table-cell/>
          <table:table-cell office:value-type="string" calcext:value-type="string">
            <text:p>රතු මුහුද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ධ්‍යධරණී මුහුද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ස්පියන් මුහුද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පන් මුහු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 calcext:value-type="float">
            <text:p>7</text:p>
          </table:table-cell>
          <table:table-cell table:number-columns-repeated="2"/>
          <table:table-cell office:value-type="string" calcext:value-type="string">
            <text:p>ලෝකයේ මහද්වීප අතර කුඩා ම මහද්වීපය වන්නේ,</text:p>
          </table:table-cell>
          <table:table-cell/>
          <table:table-cell office:value-type="string" calcext:value-type="string">
            <text:p>අප්‍රිකා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තුරු ඇමරිකා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රෝපා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ඔස්ට්‍රේලියා</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8" calcext:value-type="float">
            <text:p>8</text:p>
          </table:table-cell>
          <table:table-cell table:number-columns-repeated="2"/>
          <table:table-cell office:value-type="string" calcext:value-type="string">
            <text:p>දකුණු ආසියාතික රටක් නොවන රට තෝරන්න.</text:p>
          </table:table-cell>
          <table:table-cell/>
          <table:table-cell office:value-type="string" calcext:value-type="string">
            <text:p>භූතාන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පාල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ෆ්ගනිස්ථාන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 calcext:value-type="float">
            <text:p>9</text:p>
          </table:table-cell>
          <table:table-cell table:number-columns-repeated="2"/>
          <table:table-cell office:value-type="string" calcext:value-type="string">
            <text:p>ලෝකයේ විශාල ම දූපත ලෙස වැදගත් වන්නේ,</text:p>
          </table:table-cell>
          <table:table-cell/>
          <table:table-cell office:value-type="string" calcext:value-type="string">
            <text:p>මැඩගස්කර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රීන්ලන්ත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යිස්ල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පා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 calcext:value-type="float">
            <text:p>10</text:p>
          </table:table-cell>
          <table:table-cell table:number-columns-repeated="2"/>
          <table:table-cell office:value-type="string" calcext:value-type="string">
            <text:p>සැන්ෆ්‍රැන්සිස්කෝ නගරය දක්නට ලැබෙන්නේ කුමන රටක ද? </text:p>
          </table:table-cell>
          <table:table-cell/>
          <table:table-cell office:value-type="string" calcext:value-type="string">
            <text:p>ඇමරිකා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රිතාන්‍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ය</text:p>
          </table:table-cell>
          <table:table-cell office:value-type="float" office:value="0" calcext:value-type="float">
            <text:p>0</text:p>
          </table:table-cell>
          <table:table-cell table:number-columns-repeated="1006"/>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ශ්‍රී ලංකාවේ භූගොලීය අනන්‍යතාවය</text:p>
          </table:table-cell>
          <table:table-cell table:style-name="ce2" office:value-type="string" calcext:value-type="string">
            <text:p>ශ්‍රී ලංකාව දූපතක් වශයෙන් බාහිර හා අභ්‍යන්තර පිහිටීමේ වැදගත්කම පිළිබඳ විස්තර කිරීම. </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ශ්‍රී ලංකාවේ වැදගත් වූ විශාල ම ස්වභාවික වරාය නිවැරදිව තෝරන්න.</text:p>
          </table:table-cell>
          <table:table-cell/>
          <table:table-cell office:value-type="string" calcext:value-type="string">
            <text:p>කොළඹ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කොළ පටු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කණ්ණ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කලපු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 calcext:value-type="float">
            <text:p>12</text:p>
          </table:table-cell>
          <table:table-cell table:number-columns-repeated="2"/>
          <table:table-cell office:value-type="string" calcext:value-type="string">
            <text:p>ග්‍රීන්ලන්තය අයත් වන්නේ කුමන මහද්වීපයට දැයි තෝරන්න.</text:p>
          </table:table-cell>
          <table:table-cell/>
          <table:table-cell office:value-type="string" calcext:value-type="string">
            <text:p>යුරෝපා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තුරු ඇමරිකා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ප්‍රිකා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කුණු ඇමරි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3" calcext:value-type="float">
            <text:p>13</text:p>
          </table:table-cell>
          <table:table-cell table:number-columns-repeated="2"/>
          <table:table-cell office:value-type="string" calcext:value-type="string">
            <text:p>ශ්‍රී ලංකාවේ මධ්‍ය කඳුකරය ආශ්‍රිතව දැකිය හැකි හොඳින් ම වැවෙන වාණිජ භෝගය වන්නේ,</text:p>
          </table:table-cell>
          <table:table-cell/>
          <table:table-cell office:value-type="string" calcext:value-type="string">
            <text:p>රබ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පි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4" calcext:value-type="float">
            <text:p>14</text:p>
          </table:table-cell>
          <table:table-cell table:number-columns-repeated="2"/>
          <table:table-cell office:value-type="string" calcext:value-type="string">
            <text:p>ශ්‍රී ලංකාවේ දිග ම ගංඟාව ආශ්‍රිතව පිහිටි අතීත රාජධානිය නිවැරදිව තෝරන්න.</text:p>
          </table:table-cell>
          <table:table-cell/>
          <table:table-cell office:value-type="string" calcext:value-type="string">
            <text:p>අනුරාධපුර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5" calcext:value-type="float">
            <text:p>15</text:p>
          </table:table-cell>
          <table:table-cell table:number-columns-repeated="2"/>
          <table:table-cell office:value-type="string" calcext:value-type="string">
            <text:p>ශ්‍රී ලංකාවේ වියළි කලාපයට අයත් ප්‍රදේශ තෝරන්න.</text:p>
          </table:table-cell>
          <table:table-cell/>
          <table:table-cell office:value-type="string" calcext:value-type="string">
            <text:p>යාපන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යංගනය</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ශ්‍රී ලංකාවේ ප්‍රධාන භූ විෂමතා කලාප</text:p>
          </table:table-cell>
          <table:table-cell table:style-name="ce2" office:value-type="string" calcext:value-type="string">
            <text:p>ශ්‍රී ලංකාවේ භූ දර්ශන කලාප හඳුනාගැනීම හා ඒවා පිහිටීමේ වැදගත්කම උදාහරණ සහිතව <text:s/>විස්තර කිරීම.</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වියළි කලාපය තුළ හොඳින් ම වගාවන භෝගයක් වන්නේ,</text:p>
          </table:table-cell>
          <table:table-cell/>
          <table:table-cell office:value-type="string" calcext:value-type="string">
            <text:p>තේ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ඳු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මිරිස්</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7" calcext:value-type="float">
            <text:p>17</text:p>
          </table:table-cell>
          <table:table-cell table:number-columns-repeated="2"/>
          <table:table-cell office:value-type="string" calcext:value-type="string">
            <text:p>ලංකාවේ ප්‍රධාන නිදහස් වෙළෙඳ කලාපයක් දක්නට නොලැබෙන පිළිතුර තෝරන්න.</text:p>
          </table:table-cell>
          <table:table-cell/>
          <table:table-cell office:value-type="string" calcext:value-type="string">
            <text:p>බියග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ඹ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ගල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නාය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8" calcext:value-type="float">
            <text:p>18</text:p>
          </table:table-cell>
          <table:table-cell table:number-columns-repeated="2"/>
          <table:table-cell office:value-type="string" calcext:value-type="string">
            <text:p>ශ්‍රී ලංකාවේ සංචාරක කර්මාන්තය සම්බන්ධයෙන් වඩාත් වැදගත් වන්නේ,</text:p>
          </table:table-cell>
          <table:table-cell/>
          <table:table-cell office:value-type="string" calcext:value-type="string">
            <text:p>කඳුකර ප්‍රදේශ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යළි කලාප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රළාශ්‍රිත ප්‍රදේශ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ත් කලාප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9" calcext:value-type="float">
            <text:p>19</text:p>
          </table:table-cell>
          <table:table-cell table:number-columns-repeated="2"/>
          <table:table-cell office:value-type="string" calcext:value-type="string">
            <text:p>ශ්‍රී ලංකාවේ වියළි කලාපයට අයත් ශේෂ කන්දක් නොවන්නේ,</text:p>
          </table:table-cell>
          <table:table-cell/>
          <table:table-cell office:value-type="string" calcext:value-type="string">
            <text:p>සමනල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ටිගල <text:s/></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යංගන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ක්කඩු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0" calcext:value-type="float">
            <text:p>20</text:p>
          </table:table-cell>
          <table:table-cell table:number-columns-repeated="2"/>
          <table:table-cell office:value-type="string" calcext:value-type="string">
            <text:p>ශ්‍රී ලංකාවේ අලංකාර සංචාරක ආකර්ශණ ප්‍රදේශයක් නොවන පිළිතුර තෝරන්න.</text:p>
          </table:table-cell>
          <table:table-cell/>
          <table:table-cell office:value-type="string" calcext:value-type="string">
            <text:p>උණවටු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සිකුඩා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යංගන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ක්කඩුව</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5</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ශ්‍රී ලංකාවේ සාමාජීය අනන්‍යතාව (බහු සංස්කෘතික සමාජය)</text:p>
          </table:table-cell>
          <table:table-cell table:style-name="ce2" office:value-type="string" calcext:value-type="string">
            <text:p>බහු සංස්කෘතික සමාජයක් යනු කුමක් ද යන්න හඳුන්වා දීම. බහු සංස්කෘතික සමාජයක් බිහිවීම, බලපෑ හේතු පැහැදිලි <text:s/>කිරීම, බහු සංස්කෘතික සමාජයෙහි පවතින <text:s/>ආගමික බලපෑම් පැහැදිලි කිරීම. <text:s/>සංස්කෘතික අංග හා අස්පෘශ්‍ය, ස්පෘශ්‍ය උරුම පිළිබඳ විස්තර කිරීම.</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කෝනේශ්වරම් කෝවිල දක්නට ලැබෙන ස්ථාන නිවැරදිව තෝරන්න.</text:p>
          </table:table-cell>
          <table:table-cell/>
          <table:table-cell office:value-type="string" calcext:value-type="string">
            <text:p>මන්නාර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ලාවත</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2" calcext:value-type="float">
            <text:p>22</text:p>
          </table:table-cell>
          <table:table-cell table:number-columns-repeated="2"/>
          <table:table-cell office:value-type="string" calcext:value-type="string">
            <text:p>ශ්‍රී ලංකාවට බුදුදහම දායාද වූ සමයේ මෙරට සිටි රජතුමා වූයේ,</text:p>
          </table:table-cell>
          <table:table-cell/>
          <table:table-cell office:value-type="string" calcext:value-type="string">
            <text:p>දුටුගැමුණු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වන්තිස්ස රජතුමා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වානම්පියතිස්ස රජතුමා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ධාතුසේන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3" calcext:value-type="float">
            <text:p>23</text:p>
          </table:table-cell>
          <table:table-cell table:number-columns-repeated="2"/>
          <table:table-cell office:value-type="string" calcext:value-type="string">
            <text:p>සීගිරි රාජධානිය පිහිටා ඇති දිස්ත්‍රික්කය නිවැරදිව තෝරන්න.</text:p>
          </table:table-cell>
          <table:table-cell/>
          <table:table-cell office:value-type="string" calcext:value-type="string">
            <text:p>අනුරාධපුර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තල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තලේ</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24" calcext:value-type="float">
            <text:p>24</text:p>
          </table:table-cell>
          <table:table-cell table:number-columns-repeated="2"/>
          <table:table-cell office:value-type="string" calcext:value-type="string">
            <text:p>ඉන්දියන් සාගරය තුළ පිහිටි දූපතක් නොවන්නේ,</text:p>
          </table:table-cell>
          <table:table-cell/>
          <table:table-cell office:value-type="string" calcext:value-type="string">
            <text:p>අන්දමන් දූප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දිවයි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යුබාව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කොබා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5" calcext:value-type="float">
            <text:p>25</text:p>
          </table:table-cell>
          <table:table-cell table:number-columns-repeated="2"/>
          <table:table-cell office:value-type="string" calcext:value-type="string">
            <text:p>ශ්‍රී ලංකාව බහු සංස්කෘතික සමාජයක් වීමට බෙහෙවින් ඉවහල් වූ සාධකය වන්නේ,</text:p>
          </table:table-cell>
          <table:table-cell/>
          <table:table-cell office:value-type="string" calcext:value-type="string">
            <text:p>වරායන් පිහිටීම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ළඳ ද්‍රව්‍ය පැවතීම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ගම් කිහිපයක් වීම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පතක් ලෙස පිහිටීම</text:p>
          </table:table-cell>
          <table:table-cell office:value-type="float" office:value="1" calcext:value-type="float">
            <text:p>1</text:p>
          </table:table-cell>
          <table:table-cell table:number-columns-repeated="1006"/>
        </table:table-row>
        <table:table-row table:style-name="ro1">
          <table:table-cell office:value-type="float" office:value="6" calcext:value-type="float">
            <text:p>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6</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ශ්‍රී ලංකාවේ සංස්කෘතික උරුම (ජාතික උරුම)</text:p>
          </table:table-cell>
          <table:table-cell table:style-name="ce2" office:value-type="string" calcext:value-type="string">
            <text:p>සංස්කෘතික අංග පිළිබද හැඳින්වීම, ශ්‍රී ලංකාව බහු සංස්කෘතික සමාජයක් වීමට බලපෑ හේතු විස්තර කිරීම. සංස්කෘතික උරුම (අස්පෘශ්‍ය, ස්පෘශ්‍ය උරුම) උදාහරණ සහිතව පැහැදිලි කිරීම.</text:p>
          </table:table-cell>
          <table:table-cell table:style-name="ce3"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වර්තමාන දළදා මාළිගාව අයත් වන්නේ අතීතයේ කුමන රාජධානියට ද?</text:p>
          </table:table-cell>
          <table:table-cell/>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27" calcext:value-type="float">
            <text:p>27</text:p>
          </table:table-cell>
          <table:table-cell table:number-columns-repeated="2"/>
          <table:table-cell office:value-type="string" calcext:value-type="string">
            <text:p>මඩු දේවස්ථානය පිහිටා ඇති දිස්ත්‍රික්කය නිවැරදිව තෝරන්න.</text:p>
          </table:table-cell>
          <table:table-cell/>
          <table:table-cell office:value-type="string" calcext:value-type="string">
            <text:p>කල්පිටි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නාර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ලාවත</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8" calcext:value-type="float">
            <text:p>28</text:p>
          </table:table-cell>
          <table:table-cell table:number-columns-repeated="2"/>
          <table:table-cell office:value-type="string" calcext:value-type="string">
            <text:p>රජරට රාජධානිය ලෙස හඳුන්වන්නේ,</text:p>
          </table:table-cell>
          <table:table-cell/>
          <table:table-cell office:value-type="string" calcext:value-type="string">
            <text:p>අනුරාධපුර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ය හා පොළොන්නරුව</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29" calcext:value-type="float">
            <text:p>29</text:p>
          </table:table-cell>
          <table:table-cell table:number-columns-repeated="2"/>
          <table:table-cell office:value-type="string" calcext:value-type="string">
            <text:p>ලංකාවේ විශාල ම වැව නිවැරදිව තෝරන්න.</text:p>
          </table:table-cell>
          <table:table-cell/>
          <table:table-cell office:value-type="string" calcext:value-type="string">
            <text:p>කලා වැව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නේරි වැ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ක්‍රම සමූද්‍ර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භය වැ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0" calcext:value-type="float">
            <text:p>30</text:p>
          </table:table-cell>
          <table:table-cell table:number-columns-repeated="2"/>
          <table:table-cell office:value-type="string" calcext:value-type="string">
            <text:p>ගල් විහාරය නිර්මාණය කළ රජතුමා නිවැරදිව තෝරන්න.</text:p>
          </table:table-cell>
          <table:table-cell/>
          <table:table-cell office:value-type="string" calcext:value-type="string">
            <text:p>I විජයබා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ශ්ශංකමල්ල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 පරාක්‍රමබාහු රජතුමා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ටුගැමුණු රජතුමා</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ලෝක උරුම</text:p>
          </table:table-cell>
          <table:table-cell office:value-type="string" calcext:value-type="string">
            <text:p>ලෝක උරුම හැඳින්වීම, ශ්‍රී ලංකාවේ පිහිටි ලෝක උරුම උදාහරණ සහිතව පැහැදිලි කිරීම. (මානව නිර්මිත හා ස්වභාවික නිර්මිත)</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එක ම රජකෙනෙකු පමණක් පාලනය කර ඇති රාජධානිය නිවැරදිව තෝරන්න. </text:p>
          </table:table-cell>
          <table:table-cell/>
          <table:table-cell office:value-type="string" calcext:value-type="string">
            <text:p>අනුරාධපුර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ගිරිය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පොළ රාජධා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2" calcext:value-type="float">
            <text:p>32</text:p>
          </table:table-cell>
          <table:table-cell table:number-columns-repeated="2"/>
          <table:table-cell office:value-type="string" calcext:value-type="string">
            <text:p>ශ්‍රී ලංකාවේ අවසාන රාජධානිය නිවැරදිව තෝරන්න. </text:p>
          </table:table-cell>
          <table:table-cell/>
          <table:table-cell office:value-type="string" calcext:value-type="string">
            <text:p>යාපහුව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ටේ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රාජධා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3" calcext:value-type="float">
            <text:p>33</text:p>
          </table:table-cell>
          <table:table-cell table:number-columns-repeated="2"/>
          <table:table-cell office:value-type="string" calcext:value-type="string">
            <text:p>ශ්‍රි ලංකාවේ මානව නිර්මිත ස්ථාන අතරින් දකුණු පළාතට අයත් නිර්මාණය නිවැරදිව තෝරන්න. ජඩ</text:p>
          </table:table-cell>
          <table:table-cell/>
          <table:table-cell office:value-type="string" calcext:value-type="string">
            <text:p>දඹදෙණි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ලු විහා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කොටු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ගිරි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4" calcext:value-type="float">
            <text:p>34</text:p>
          </table:table-cell>
          <table:table-cell table:number-columns-repeated="2"/>
          <table:table-cell office:value-type="string" calcext:value-type="string">
            <text:p>ශ්‍රී ලංකාවේ ආදිවාසී ජනතාව ජීවත් නොවන ප්‍රදේශය තෝරන්න.</text:p>
          </table:table-cell>
          <table:table-cell/>
          <table:table-cell office:value-type="string" calcext:value-type="string">
            <text:p>බදුල්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යංග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න්නානිගල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5" calcext:value-type="float">
            <text:p>35</text:p>
          </table:table-cell>
          <table:table-cell table:number-columns-repeated="2"/>
          <table:table-cell office:value-type="string" calcext:value-type="string">
            <text:p>මධ්‍යම කඳුකරය ආශ්‍රිත ව පිහිටි රාජධානිය නිවැරදිව තෝරන්න. </text:p>
          </table:table-cell>
          <table:table-cell/>
          <table:table-cell office:value-type="string" calcext:value-type="string">
            <text:p>දඹදෙණිය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පොළ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දෙණිය රාජධානිය</text:p>
          </table:table-cell>
          <table:table-cell office:value-type="float" office:value="0" calcext:value-type="float">
            <text:p>0</text:p>
          </table:table-cell>
          <table:table-cell table:number-columns-repeated="1006"/>
        </table:table-row>
        <table:table-row table:style-name="ro1">
          <table:table-cell office:value-type="float" office:value="8" calcext:value-type="float">
            <text:p>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ස්පෘශ්‍ය උරුම</text:p>
          </table:table-cell>
          <table:table-cell office:value-type="string" calcext:value-type="string">
            <text:p>ස්පෘශ්‍ය උරුම යනු කුමක් ද යන්න හඳුන්වාදීම, ශ්‍රී ලංකාවේ ලෝක උරුම වර්ෂ සමඟ විස්තර කිරීම හා ඒවායේ පවතින ස්පෘශ්‍ය උරුම පැහැදිලි කිරීම.</text:p>
          </table:table-cell>
          <table:table-cell table:style-name="ce3"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මහනුවර දළදා මාළිගාවේ පත්තිරිප්පුව ඉඳි කළ රජතුමා කවුද?</text:p>
          </table:table-cell>
          <table:table-cell/>
          <table:table-cell office:value-type="string" calcext:value-type="string">
            <text:p>I විමලධර්මසූරි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ධි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ශ්‍රී වික්‍රම රාජසිංහ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විමලධර්මසූරිය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7" calcext:value-type="float">
            <text:p>37</text:p>
          </table:table-cell>
          <table:table-cell table:number-columns-repeated="2"/>
          <table:table-cell office:value-type="string" calcext:value-type="string">
            <text:p>සීගිරි චිත්‍ර තුළින් මනා ලෙස අනාවරණය වන කරුණ කුමක් ද? </text:p>
          </table:table-cell>
          <table:table-cell/>
          <table:table-cell office:value-type="string" calcext:value-type="string">
            <text:p>මූර්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ය අනුග්‍රහ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ස්තු වි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දේශ සම්බන්ධතා</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38" calcext:value-type="float">
            <text:p>38</text:p>
          </table:table-cell>
          <table:table-cell table:number-columns-repeated="2"/>
          <table:table-cell office:value-type="string" calcext:value-type="string">
            <text:p>සීගිරියේ අසිරිය පිළිබඳ ජනතාවගේ අදහස් ලියා තැබූ ස්ථානය වන්නේ, </text:p>
          </table:table-cell>
          <table:table-cell/>
          <table:table-cell office:value-type="string" calcext:value-type="string">
            <text:p>කැටපත් පවු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යගැටපෙළ</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හපාද මලු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ලකොටු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9" calcext:value-type="float">
            <text:p>39</text:p>
          </table:table-cell>
          <table:table-cell table:number-columns-repeated="2"/>
          <table:table-cell office:value-type="string" calcext:value-type="string">
            <text:p>සීගිරිය ඉඳිවූයේ කුමන රාජධානි සමයේ ද? </text:p>
          </table:table-cell>
          <table:table-cell/>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40" calcext:value-type="float">
            <text:p>40</text:p>
          </table:table-cell>
          <table:table-cell table:number-columns-repeated="2"/>
          <table:table-cell office:value-type="string" calcext:value-type="string">
            <text:p>ගාලුකොටුව ලෝක උරුම ලැයිස්තුවට එක් වූ වර්ෂය නිවැරදිව තෝරන්න. </text:p>
          </table:table-cell>
          <table:table-cell/>
          <table:table-cell office:value-type="float" office:value="1988" calcext:value-type="float">
            <text:p>1988</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91" calcext:value-type="float">
            <text:p>1991</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82" calcext:value-type="float">
            <text:p>1982</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83" calcext:value-type="float">
            <text:p>1983</text:p>
          </table:table-cell>
          <table:table-cell office:value-type="float" office:value="0" calcext:value-type="float">
            <text:p>0</text:p>
          </table:table-cell>
          <table:table-cell table:number-columns-repeated="1006"/>
        </table:table-row>
        <table:table-row table:style-name="ro1">
          <table:table-cell office:value-type="float" office:value="9" calcext:value-type="float">
            <text:p>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සංස්කෘතිකාංග හා උත්සව (අස්පෘශ්‍ය උරුම)</text:p>
          </table:table-cell>
          <table:table-cell office:value-type="string" calcext:value-type="string">
            <text:p>අස්පෘශ්‍ය උරුම යනු කුමක් ද යන්න <text:s/>හඳුන්වා දීම. එය බුදුදහම හා බැඳී පවතින ආකාරය පිළිබඳ විස්තර කිරීම, දකුණු ආසියාවත් සමඟ ශ්‍රී ලංකාවේ වැදගත්කම හා ලංකාව බහු සංස්කෘතික සමාජයක් වීමට බලපෑ හේතු පිළිබඳ පැහැදිලි කිරීම.</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මේ අතරින් දකුණු ආසියාතික කලාපයට අයත් නොවන රට තෝරන්න.</text:p>
          </table:table-cell>
          <table:table-cell/>
          <table:table-cell office:value-type="string" calcext:value-type="string">
            <text:p>මාලදිවයි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2" calcext:value-type="float">
            <text:p>42</text:p>
          </table:table-cell>
          <table:table-cell table:number-columns-repeated="2"/>
          <table:table-cell office:value-type="string" calcext:value-type="string">
            <text:p>මේ අතරින් අස්පෘශ්‍ය උරුමය කුමක්ද?</text:p>
          </table:table-cell>
          <table:table-cell/>
          <table:table-cell office:value-type="string" calcext:value-type="string">
            <text:p>නැටු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දු පිළි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ළි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3" calcext:value-type="float">
            <text:p>43</text:p>
          </table:table-cell>
          <table:table-cell table:number-columns-repeated="2"/>
          <table:table-cell office:value-type="string" calcext:value-type="string">
            <text:p>මහනුවර දළදා මාළිගාව ඉඳි කළ රජතුමා වන්නේ,</text:p>
          </table:table-cell>
          <table:table-cell/>
          <table:table-cell office:value-type="string" calcext:value-type="string">
            <text:p>II 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මලධර්මසූරිය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ශ්‍රී වික්‍රම 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ධි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4" calcext:value-type="float">
            <text:p>44</text:p>
          </table:table-cell>
          <table:table-cell table:number-columns-repeated="2"/>
          <table:table-cell office:value-type="string" calcext:value-type="string">
            <text:p>මහනුවර මඟුල් මඩුව ඉඳි කළ රජතුමා නිවැරදිව තෝරන්න.</text:p>
          </table:table-cell>
          <table:table-cell/>
          <table:table-cell office:value-type="string" calcext:value-type="string">
            <text:p>ශ්‍රී වික්‍රම 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ති ශ්‍රී 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ධි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විමලධර්මසූරිය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45" calcext:value-type="float">
            <text:p>45</text:p>
          </table:table-cell>
          <table:table-cell table:number-columns-repeated="2"/>
          <table:table-cell office:value-type="string" calcext:value-type="string">
            <text:p>පැරණි අනුරාධපුර නගරය ලෝක උරුම ලැයිස්තුවට එක් වූ වර්ෂය නිවැරදිව තෝරන්න.</text:p>
          </table:table-cell>
          <table:table-cell/>
          <table:table-cell office:value-type="float" office:value="1982" calcext:value-type="float">
            <text:p>1982</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88" calcext:value-type="float">
            <text:p>1988</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91" calcext:value-type="float">
            <text:p>1991</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2000" calcext:value-type="float">
            <text:p>2000</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1-l02-ep1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ශ්‍රී ලංකාවේ අනන්‍යතාව</text:p>
          </table:table-cell>
          <table:table-cell table:style-name="ce2" office:value-type="string" calcext:value-type="string">
            <text:p>ශ්‍රී ලංකාවේ සමාජ සංවර්ධනය හා ඊට හේතු මෙන් ම දකුණු අසියාතික කලාපය</text:p>
          </table:table-cell>
          <table:table-cell table:style-name="ce2" office:value-type="string" calcext:value-type="string">
            <text:p>දකුණු ආසියාතික කලාප හැඳින්වීම, ඒවායේ පොදු ගැටලු විස්තර කිරීම හා දකුණු ආසියාතික කලාපයට අයත් ශ්‍රී ලංකාවේ සාමාජීය සංවර්ධනය විස්තර කිරීම හා සාර්ක් සංවිධානය පිළිබඳ කරුණු පැහැදිලි කිරීම.</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එවරස්ට් කන්ද අයත් වන වර්තමාන දකුණු ආසියාතික රට වන්නේ, </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පා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7" calcext:value-type="float">
            <text:p>47</text:p>
          </table:table-cell>
          <table:table-cell table:number-columns-repeated="2"/>
          <table:table-cell office:value-type="string" calcext:value-type="string">
            <text:p>ඉපැරණි ඉන්දු නිම්න ශිෂ්ටාචාරය අයත් වන රට නිවැරදිව තෝරන්න. </text:p>
          </table:table-cell>
          <table:table-cell/>
          <table:table-cell office:value-type="string" calcext:value-type="string">
            <text:p>ඇෆ්ගනි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8" calcext:value-type="float">
            <text:p>48</text:p>
          </table:table-cell>
          <table:table-cell table:number-columns-repeated="2"/>
          <table:table-cell office:value-type="string" calcext:value-type="string">
            <text:p>විශාලම ඩෙල්ටාව සහිත දකුණු ආසියාතික රට තෝරන්න. </text:p>
          </table:table-cell>
          <table:table-cell/>
          <table:table-cell office:value-type="string" calcext:value-type="string">
            <text:p>බංගලාදේශ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පාල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9" calcext:value-type="float">
            <text:p>49</text:p>
          </table:table-cell>
          <table:table-cell table:number-columns-repeated="2"/>
          <table:table-cell office:value-type="string" calcext:value-type="string">
            <text:p>සාක්ෂරතා මට්ටම් අනුව 2015 වර්ෂය වන විට ශ්‍රි ලංකාව දෙවැනි වන එකම රට කුමක්ද?</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දිවයි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පාල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0" calcext:value-type="float">
            <text:p>50</text:p>
          </table:table-cell>
          <table:table-cell table:number-columns-repeated="2"/>
          <table:table-cell office:value-type="string" calcext:value-type="string">
            <text:p>සාගර තීරයක් හිමි නොවන දකුණු ආසියාතික කලාපයේ රට නිවැරදිව තෝරන්න. </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නය</text:p>
          </table:table-cell>
          <table:table-cell office:value-type="float" office:value="1" calcext:value-type="float">
            <text:p>1</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ශ්‍රී ලංකාවේ භූ දර්ශනය හැඳින්වීම</text:p>
          </table:table-cell>
          <table:table-cell office:value-type="string" calcext:value-type="string">
            <text:p>භූ දර්ශනය යනු කුමක් ද යන්න හැඳින්වීම හා ශ්‍රී ලංකාවේ ප්‍රාදේශීය භූ දර්ශන පිළිබඳ විස්තර කිරීම. (කඳුකර, වියළි, තෙත්, යාපන අර්ධද්වීපය හා වෙරළ තීරය)</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ශ්‍රී ලංකාවේ කඳූකර භූ දර්ශනයට අයත් සානුව නිවැරදිව තෝරන්න. </text:p>
          </table:table-cell>
          <table:table-cell/>
          <table:table-cell office:value-type="string" calcext:value-type="string">
            <text:p>තොටපො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මුණුකු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ලිමඩ</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පුත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2" calcext:value-type="float">
            <text:p>52</text:p>
          </table:table-cell>
          <table:table-cell table:number-columns-repeated="2"/>
          <table:table-cell office:value-type="string" calcext:value-type="string">
            <text:p>ශ්‍රී ලංකාවේ වියළි කලාපයට අයත් ශේෂ කන්ද නිවැරදිව තෝරන්න.</text:p>
          </table:table-cell>
          <table:table-cell/>
          <table:table-cell office:value-type="string" calcext:value-type="string">
            <text:p>රා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ටිග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ලුණු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කල්ස්</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3" calcext:value-type="float">
            <text:p>53</text:p>
          </table:table-cell>
          <table:table-cell table:number-columns-repeated="2"/>
          <table:table-cell office:value-type="string" calcext:value-type="string">
            <text:p>පරාක්‍රම සමූද්‍රය නිර්මාණය වූයේ කුමන ගංඟාව ආසන්නයේ ද?</text:p>
          </table:table-cell>
          <table:table-cell/>
          <table:table-cell office:value-type="string" calcext:value-type="string">
            <text:p>කලා ඔ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වතු ඔ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වැලි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දුරු ඔ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4" calcext:value-type="float">
            <text:p>54</text:p>
          </table:table-cell>
          <table:table-cell table:number-columns-repeated="2"/>
          <table:table-cell office:value-type="string" calcext:value-type="string">
            <text:p>සේනානායක සමූද්‍රය පිහිටියේ කුමන ගංඟාව ඇසුරෙන් ද?</text:p>
          </table:table-cell>
          <table:table-cell/>
          <table:table-cell office:value-type="string" calcext:value-type="string">
            <text:p>දැඳුරු ඔ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 ඔ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ඳි ඔ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න් ඔ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5" calcext:value-type="float">
            <text:p>55</text:p>
          </table:table-cell>
          <table:table-cell table:number-columns-repeated="2"/>
          <table:table-cell office:value-type="string" calcext:value-type="string">
            <text:p>ශ්‍රී ලංකාවේ රජරට රාජධානියට අයත් රාජධානිය නිවැරදිව තෝරන්න. <text:s/></text:p>
          </table:table-cell>
          <table:table-cell/>
          <table:table-cell office:value-type="string" calcext:value-type="string">
            <text:p>දඹදෙණිය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ටේ රාජධානිය</text:p>
          </table:table-cell>
          <table:table-cell office:value-type="float" office:value="0" calcext:value-type="float">
            <text:p>0</text:p>
          </table:table-cell>
          <table:table-cell table:number-columns-repeated="1006"/>
        </table:table-row>
        <table:table-row table:style-name="ro2">
          <table:table-cell table:number-columns-repeated="7"/>
          <table:table-cell table:style-name="ce2" table:number-columns-repeated="3"/>
          <table:table-cell table:style-name="ce3"/>
          <table:table-cell table:number-columns-repeated="5"/>
          <table:table-cell office:value-type="string" calcext:value-type="string">
            <text:p>පොළොන්නරුව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 රාජධානිය</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2</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කඳුකර භූ දර්ශනය</text:p>
          </table:table-cell>
          <table:table-cell office:value-type="string" calcext:value-type="string">
            <text:p>කඳුකර භූ දර්ශනයට අයත් විශේෂ ලක්ෂණ (මානව ක්‍රියාකාරකම්, කඳු වැටි, දියඇලි, දුර්ග, සානු) ආදී කරුණු සහ කඳුකර භූ දර්ශනයට තේ වගාව යෝග්‍ය වීමට හේතු හා තේ වගාව නිසා ඇති වූ බලපෑම් පිළිබඳ විස්තර කිරීම. </text:p>
          </table:table-cell>
          <table:table-cell table:style-name="ce3"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ලංකාවේ අවසන් රාජධානිය කුමක්ද? </text:p>
          </table:table-cell>
          <table:table-cell/>
          <table:table-cell office:value-type="string" calcext:value-type="string">
            <text:p>කෝට්ටේ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හුව රාජධා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7" calcext:value-type="float">
            <text:p>57</text:p>
          </table:table-cell>
          <table:table-cell table:number-columns-repeated="2"/>
          <table:table-cell office:value-type="string" calcext:value-type="string">
            <text:p>කඳුකර ප්‍රදේශයේ දක්නට ලැබෙන ප්‍රධාන වාණිජ භෝගය වන්නේ, </text:p>
          </table:table-cell>
          <table:table-cell/>
          <table:table-cell office:value-type="string" calcext:value-type="string">
            <text:p>තේ</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ඳු</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පි</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බ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8" calcext:value-type="float">
            <text:p>58</text:p>
          </table:table-cell>
          <table:table-cell table:number-columns-repeated="2"/>
          <table:table-cell office:value-type="string" calcext:value-type="string">
            <text:p>මහනුවර රාජධානිය පිහිටියේ කුමන ගංඟාව ආසන්නයේ ද? </text:p>
          </table:table-cell>
          <table:table-cell/>
          <table:table-cell office:value-type="string" calcext:value-type="string">
            <text:p>මහවැලි ගඟ</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ණි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ලවේ ගඟ</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9" calcext:value-type="float">
            <text:p>59</text:p>
          </table:table-cell>
          <table:table-cell table:number-columns-repeated="2"/>
          <table:table-cell office:value-type="string" calcext:value-type="string">
            <text:p>ශ්‍රී ලංකාවේ විශාල ම ස්වභාවික වරාය වන්නේ, </text:p>
          </table:table-cell>
          <table:table-cell/>
          <table:table-cell office:value-type="string" calcext:value-type="string">
            <text:p>ත්‍රිකුණාම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කලපු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ඹ</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0" calcext:value-type="float">
            <text:p>60</text:p>
          </table:table-cell>
          <table:table-cell table:number-columns-repeated="2"/>
          <table:table-cell office:value-type="string" calcext:value-type="string">
            <text:p>ශ්‍රී ලංකාවේ දිග ම ගංඟාව මුහුදට වැටෙන ස්ථානය නිවැරදිව තෝරන්න. </text:p>
          </table:table-cell>
          <table:table-cell/>
          <table:table-cell office:value-type="string" calcext:value-type="string">
            <text:p>මඩකලපු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text:p>
          </table:table-cell>
          <table:table-cell office:value-type="float" office:value="1" calcext:value-type="float">
            <text:p>1</text:p>
          </table:table-cell>
          <table:table-cell table:number-columns-repeated="1006"/>
        </table:table-row>
        <table:table-row table:style-name="ro2">
          <table:table-cell table:number-columns-repeated="7"/>
          <table:table-cell table:style-name="ce2" table:number-columns-repeated="3"/>
          <table:table-cell table:style-name="ce3"/>
          <table:table-cell table:number-columns-repeated="5"/>
          <table:table-cell office:value-type="string" calcext:value-type="string">
            <text:p>කොළඹ</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ල</text:p>
          </table:table-cell>
          <table:table-cell office:value-type="float" office:value="0" calcext:value-type="float">
            <text:p>0</text:p>
          </table:table-cell>
          <table:table-cell table:number-columns-repeated="1006"/>
        </table:table-row>
        <table:table-row table:style-name="ro1">
          <table:table-cell office:value-type="float" office:value="13" calcext:value-type="float">
            <text:p>1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වියළි කලාපීය භූ දර්ශනය</text:p>
          </table:table-cell>
          <table:table-cell office:value-type="string" calcext:value-type="string">
            <text:p>ශ්‍රී ලංකාවේ වියළි කලාපීය භූ දර්ශනය දැකිය හැකි ප්‍රදේශ, ඒවායේ ලක්ෂණ හැඳින්වීම, ශේෂ කඳු සහ වැව් තැනීම, ආර්ථිකය, හේන් ගොවිතැනල ආගමික වැදගත්කම හා වියළි කලාපීය රාජධානි පිළිබඳ විස්තර කිරීම.</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අටමස්ථානයට අයත් නොවන ආගමික ස්ථානය තෝරන්න. </text:p>
          </table:table-cell>
          <table:table-cell/>
          <table:table-cell office:value-type="string" calcext:value-type="string">
            <text:p>රුවන්වැලිසෑ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ථූපාරාම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තරග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රිසවැටි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2" calcext:value-type="float">
            <text:p>62</text:p>
          </table:table-cell>
          <table:table-cell table:number-columns-repeated="2"/>
          <table:table-cell office:value-type="string" calcext:value-type="string">
            <text:p>කෝනේශ්වරම් කෝවිල අයත් නගරය කුමක් ද? </text:p>
          </table:table-cell>
          <table:table-cell/>
          <table:table-cell office:value-type="string" calcext:value-type="string">
            <text:p>මන්නාර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ලාව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3" calcext:value-type="float">
            <text:p>63</text:p>
          </table:table-cell>
          <table:table-cell table:number-columns-repeated="2"/>
          <table:table-cell office:value-type="string" calcext:value-type="string">
            <text:p>සීගිරිය ආරක්ෂක බලකොටුවක් ලෙස යොදාගත් රජතුමා කවුද? </text:p>
          </table:table-cell>
          <table:table-cell/>
          <table:table-cell office:value-type="string" calcext:value-type="string">
            <text:p>ධාතුසේන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ගලන්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කාශ්‍යප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කාශ්‍යප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4" calcext:value-type="float">
            <text:p>64</text:p>
          </table:table-cell>
          <table:table-cell table:number-columns-repeated="2"/>
          <table:table-cell office:value-type="string" calcext:value-type="string">
            <text:p>රජරට රාජධානිය පෝෂණය කළ ගංඟාව තෝරන්න. </text:p>
          </table:table-cell>
          <table:table-cell/>
          <table:table-cell office:value-type="string" calcext:value-type="string">
            <text:p>වලවේ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ණික්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වැලි ගඟ</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65" calcext:value-type="float">
            <text:p>65</text:p>
          </table:table-cell>
          <table:table-cell table:number-columns-repeated="2"/>
          <table:table-cell office:value-type="string" calcext:value-type="string">
            <text:p>ලංකාවේ ඉඳි වූ පළමු වැව කුමක්ද?</text:p>
          </table:table-cell>
          <table:table-cell/>
          <table:table-cell office:value-type="string" calcext:value-type="string">
            <text:p>අභය වැ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 වැ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නේරි වැ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වර වැව</text:p>
          </table:table-cell>
          <table:table-cell office:value-type="float" office:value="0" calcext:value-type="float">
            <text:p>0</text:p>
          </table:table-cell>
          <table:table-cell table:number-columns-repeated="1006"/>
        </table:table-row>
        <table:table-row table:style-name="ro1">
          <table:table-cell office:value-type="float" office:value="14" calcext:value-type="float">
            <text:p>1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4</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වියළි කලාපීය භූ දර්ශනය හා අතීත ආර්ථිකය</text:p>
          </table:table-cell>
          <table:table-cell office:value-type="string" calcext:value-type="string">
            <text:p>ශ්‍රී ලංකාවේ වියළි කලාපීය භූ දර්ශනය දැකිය හැකි ප්‍රදේශ, ඒවායේ ලක්ෂණ ඒවායේ ශේෂ කඳු, අතීත වී වගාව, වැව් ඉදිකල රජවරු, ගොවි ජනපද ව්‍යාපාරය, රැකියා, මහවැලි යෝජනා ක්‍රමය හා අනුරාධපුර, පොළොන්නරු රාජධානි පිළිබඳ විස්තර කිරීම.</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ශ්‍රී ලංකාවේ පළමු රාජධානිය නිවැරදිව තෝරන්න.</text:p>
          </table:table-cell>
          <table:table-cell/>
          <table:table-cell office:value-type="string" calcext:value-type="string">
            <text:p>මාගම රාජධානි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ගිරිය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රාජධා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7" calcext:value-type="float">
            <text:p>67</text:p>
          </table:table-cell>
          <table:table-cell table:number-columns-repeated="2"/>
          <table:table-cell office:value-type="string" calcext:value-type="string">
            <text:p>රජරට වැව්වලට ජලය සැපයෙන ප්‍රධාන ගංඟාවක් වන්නේ, </text:p>
          </table:table-cell>
          <table:table-cell/>
          <table:table-cell office:value-type="string" calcext:value-type="string">
            <text:p>මහවැලි ගඟ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ඳුරු ඔ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ලවේ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ණි ගඟ</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8" calcext:value-type="float">
            <text:p>68</text:p>
          </table:table-cell>
          <table:table-cell table:number-columns-repeated="2"/>
          <table:table-cell office:value-type="string" calcext:value-type="string">
            <text:p>මන්නාරම දිස්ත්‍රික්කයේ පිහිටා ඇති දේවස්ථානය නිවැරදිව තෝරන්න. </text:p>
          </table:table-cell>
          <table:table-cell/>
          <table:table-cell office:value-type="string" calcext:value-type="string">
            <text:p>මඩු දේවස්ථාන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ල්ලූර් කෝවිල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නේෂ්වරම් කෝවි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ෂ්වරම් කෝවි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9" calcext:value-type="float">
            <text:p>69</text:p>
          </table:table-cell>
          <table:table-cell table:number-columns-repeated="2"/>
          <table:table-cell office:value-type="string" calcext:value-type="string">
            <text:p>පොළොන්නරු රාජධානිය පිහිටා ඇත්තේ කුමන ගංඟාව ආසන්නයේ ද?</text:p>
          </table:table-cell>
          <table:table-cell/>
          <table:table-cell office:value-type="string" calcext:value-type="string">
            <text:p>කලා ඔ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වතු ඔ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වැලි ගඟ</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න් ඔ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0" calcext:value-type="float">
            <text:p>70</text:p>
          </table:table-cell>
          <table:table-cell table:number-columns-repeated="2"/>
          <table:table-cell office:value-type="string" calcext:value-type="string">
            <text:p>සීගිරි රාජධානිය පිහිටා ඇති දිස්ත්‍රික්කය නිවැරදිව තෝරන්න. </text:p>
          </table:table-cell>
          <table:table-cell/>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තලේ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1">
          <table:table-cell office:value-type="float" office:value="15" calcext:value-type="float">
            <text:p>1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5</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තෙත් කලාපීය භූ දර්ශනය</text:p>
          </table:table-cell>
          <table:table-cell office:value-type="string" calcext:value-type="string">
            <text:p>ශ්‍රී ලංකාවේ තෙත් කලාපීය භූ දර්ශනය හා එහි ලක්ෂණ හැඳින්වීම. තෙත් කලාපයේ රැකියාවන්, කාර්මික අංශයේ වැදගත්කම, යටිතල පහසුකම් හා පොල් වගාව පිළිබඳ විස්තර කිරීම.</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අතීතයේ තෙත් කලාපයේ ආරම්භ වූ පළමු රාජධානිය කුමක් ද?</text:p>
          </table:table-cell>
          <table:table-cell/>
          <table:table-cell office:value-type="string" calcext:value-type="string">
            <text:p>යාපහු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72" calcext:value-type="float">
            <text:p>72</text:p>
          </table:table-cell>
          <table:table-cell table:number-columns-repeated="2"/>
          <table:table-cell office:value-type="string" calcext:value-type="string">
            <text:p>කොළඹ ආසන්නයේ පිහිටි ගංඟාව කුමක් ද? </text:p>
          </table:table-cell>
          <table:table-cell/>
          <table:table-cell office:value-type="string" calcext:value-type="string">
            <text:p>කැළණි ගඟ</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වැලි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 ඔ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3" calcext:value-type="float">
            <text:p>73</text:p>
          </table:table-cell>
          <table:table-cell table:number-columns-repeated="2"/>
          <table:table-cell office:value-type="string" calcext:value-type="string">
            <text:p>ශ්‍රී ලංකාවේ පළමු කාර්මික ජනපදය පිහිටියේ කොහේ ද? </text:p>
          </table:table-cell>
          <table:table-cell/>
          <table:table-cell office:value-type="string" calcext:value-type="string">
            <text:p>කටුනායක</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යග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ඒක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ඹ</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4" calcext:value-type="float">
            <text:p>74</text:p>
          </table:table-cell>
          <table:table-cell table:number-columns-repeated="2"/>
          <table:table-cell office:value-type="string" calcext:value-type="string">
            <text:p>තෙත් කලාපයට අයත් නොවන ගංඟාව කුමක් ද?</text:p>
          </table:table-cell>
          <table:table-cell/>
          <table:table-cell office:value-type="string" calcext:value-type="string">
            <text:p>කිරිඳි ඔ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 ග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ණි ගඟ</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5" calcext:value-type="float">
            <text:p>75</text:p>
          </table:table-cell>
          <table:table-cell table:number-columns-repeated="2"/>
          <table:table-cell office:value-type="string" calcext:value-type="string">
            <text:p>කොග්ගල ආයෝජන ප්‍රවර්ධන කලාපය අයත් වන දිස්ත්‍රික්කය කුමක් ද? </text:p>
          </table:table-cell>
          <table:table-cell/>
          <table:table-cell office:value-type="string" calcext:value-type="string">
            <text:p>මා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ඹ</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පහ</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6</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යාපනය අර්ධද්වීපය හා යාබද දූපත් ආශ්‍රිත භූ දර්ශනය</text:p>
          </table:table-cell>
          <table:table-cell office:value-type="string" calcext:value-type="string">
            <text:p>යාපනය අර්ධද්වීපය ආශ්‍රිත දූපත්, යාපන අර්ධද්වීප භූ දර්ශනයේ පාරිසරික ලක්ෂණ, එහි ජලය සපයාගන්නා ක්‍රම, යාපනය අර්ධද්වීපයට ආවේණික වූ වගාවන්, <text:s/>කර්මාන්ත, හින්දු ආගමික පරිසරය, සංචාරක කර්මාන්තය, යාපනය රාජධානිය ආදී කරුණු පිළිබඳ විස්තර කිරීම.</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යාපන අර්ධද්වීපය තුළ පිහිටි බෞද්ධ ආගම හා වැදගත් දූපත නිවැරදිව තෝරන්න. </text:p>
          </table:table-cell>
          <table:table-cell/>
          <table:table-cell office:value-type="string" calcext:value-type="string">
            <text:p>ඩෙල්ෆ්</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ගදීප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යිට්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පිටි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7" calcext:value-type="float">
            <text:p>77</text:p>
          </table:table-cell>
          <table:table-cell table:number-columns-repeated="2"/>
          <table:table-cell office:value-type="string" calcext:value-type="string">
            <text:p>අතීතයේ මුතු කිමිදීම හා වැදගත් වූ ප්‍රදේශය නම් කරන්න. </text:p>
          </table:table-cell>
          <table:table-cell/>
          <table:table-cell office:value-type="string" calcext:value-type="string">
            <text:p>මන්නාර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ලිමංකඩ</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ති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යිට්ස්</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8" calcext:value-type="float">
            <text:p>78</text:p>
          </table:table-cell>
          <table:table-cell table:number-columns-repeated="2"/>
          <table:table-cell office:value-type="string" calcext:value-type="string">
            <text:p>යාපන අර්ධද්වීපයේ දක්නට ලැබෙන ප්‍රධාන වගාවක් වන්නේ, <text:s/></text:p>
          </table:table-cell>
          <table:table-cell/>
          <table:table-cell office:value-type="string" calcext:value-type="string">
            <text:p>ත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බ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9" calcext:value-type="float">
            <text:p>79</text:p>
          </table:table-cell>
          <table:table-cell table:number-columns-repeated="2"/>
          <table:table-cell office:value-type="string" calcext:value-type="string">
            <text:p>යාපන අර්ධද්වීපය තුළ ලුණු ලේවායක් දක්නට ලැබෙන ප්‍රදේශය නිවැරදිව තෝරන්න. </text:p>
          </table:table-cell>
          <table:table-cell/>
          <table:table-cell office:value-type="string" calcext:value-type="string">
            <text:p>නල්ලූ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එලිෆන්ට්පාස්</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නාර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0" calcext:value-type="float">
            <text:p>80</text:p>
          </table:table-cell>
          <table:table-cell table:number-columns-repeated="2"/>
          <table:table-cell office:value-type="string" calcext:value-type="string">
            <text:p>යාපන අර්ධද්වීපයට අයත් ප්‍රධාන ආගම වන්නේ,</text:p>
          </table:table-cell>
          <table:table-cell/>
          <table:table-cell office:value-type="string" calcext:value-type="string">
            <text:p>බුදු දහ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න්දු දහ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ස්ලාම් දහ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තු දහම</text:p>
          </table:table-cell>
          <table:table-cell office:value-type="float" office:value="0" calcext:value-type="float">
            <text:p>0</text:p>
          </table:table-cell>
          <table:table-cell table:number-columns-repeated="1006"/>
        </table:table-row>
        <table:table-row table:style-name="ro1">
          <table:table-cell office:value-type="float" office:value="17" calcext:value-type="float">
            <text:p>1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2-l03-ep07</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ශ්‍රී ලංකාවේ භූ දර්ශනය</text:p>
          </table:table-cell>
          <table:table-cell office:value-type="string" calcext:value-type="string">
            <text:p>වෙරළාශ්‍රිත භූ දර්ශනය</text:p>
          </table:table-cell>
          <table:table-cell office:value-type="string" calcext:value-type="string">
            <text:p>වෙරළාශ්‍රිත භූ දර්ශනය හැඳින්වීම හා එහි ලක්ෂණ, සංචාරක ප්‍රදේශ හා රැකියා, වෙරළාශ්‍රිත ඉදිකරීම්, වෙරළාශ්‍රිත නගර හා ගැටලුු, ධීවර කර්මාන්තය, ධීවර කර්මාන්තය හා බැඳුණු රුකියා, ත්‍රිකුණාමල වරායේ වැදගත්කම ආදී කරුණු පැහැදිලි කිරීම.</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දකුණු ආසියාතික කලාපයේ ලංකාව හැර දූපත් ලෙස පිහිටි රටක් නිවැරදිව තෝරන්න.</text:p>
          </table:table-cell>
          <table:table-cell/>
          <table:table-cell office:value-type="string" calcext:value-type="string">
            <text:p>භූතා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පාල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දිවයි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2" calcext:value-type="float">
            <text:p>82</text:p>
          </table:table-cell>
          <table:table-cell table:number-columns-repeated="2"/>
          <table:table-cell office:value-type="string" calcext:value-type="string">
            <text:p>වෙරලාශ්‍රිත ප්‍රදේශ වල රැකියාවක් නොවන්නේ,</text:p>
          </table:table-cell>
          <table:table-cell/>
          <table:table-cell office:value-type="string" calcext:value-type="string">
            <text:p>ධීවර කර් මා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වල වේලී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ම්බලකඩ සෑදී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ඩොල් කර් මාන්තය</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83" calcext:value-type="float">
            <text:p>83</text:p>
          </table:table-cell>
          <table:table-cell table:number-columns-repeated="2"/>
          <table:table-cell office:value-type="string" calcext:value-type="string">
            <text:p>ශ්‍රී ලංකාවේ යාපන අර්ධද්වීපයට අයත් ‘තුඩුව’ නිවැරදිව තෝරන්න.</text:p>
          </table:table-cell>
          <table:table-cell/>
          <table:table-cell office:value-type="string" calcext:value-type="string">
            <text:p>දෙවුන්දර තුඩු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දුරු තුඩු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ගමන්කන්ද තුඩු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මරින් තුඩු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4" calcext:value-type="float">
            <text:p>84</text:p>
          </table:table-cell>
          <table:table-cell table:number-columns-repeated="2"/>
          <table:table-cell office:value-type="string" calcext:value-type="string">
            <text:p>යාපන අර්ධද්වීපයට අයත් ප්‍රධාන හින්දු ආගමික ස්ථානය වන්නේ, </text:p>
          </table:table-cell>
          <table:table-cell/>
          <table:table-cell office:value-type="string" calcext:value-type="string">
            <text:p>මඩු දේව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ල්ලූර් කෝවි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ගදීප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නේශ්වරම් කෝවි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5" calcext:value-type="float">
            <text:p>85</text:p>
          </table:table-cell>
          <table:table-cell table:number-columns-repeated="2"/>
          <table:table-cell office:value-type="string" calcext:value-type="string">
            <text:p>ශ්‍රී ලංකාවේ කොරල්පර සම්බන්ධ වැදගත් ම ප්‍රදේශය වන්නේ, <text:s/></text:p>
          </table:table-cell>
          <table:table-cell/>
          <table:table-cell office:value-type="string" calcext:value-type="string">
            <text:p>හික්කඩු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ණවටු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ගල්ල</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ස්වාභාවික උපද්‍රව හා ආපදා (ලංකාව හා ලෝකය)</text:p>
          </table:table-cell>
          <table:table-cell office:value-type="string" calcext:value-type="string">
            <text:p>ස්වාභාවික උපද්‍රව හා ආපදා පැහැදිලි කිරීම, ඒවා ලංකාවට හා අනෙක් රටවල් වලට බලපාන්නේ කෙසේ ද යන්න ආදී කරුණු විස්තර කිරීම. ගංවතුර, සුනාමි හා නියං පිළිබඳව හැඳින්වීම හා ඒවා ඇතිවීමට හේතු උදාහරණ සහිතව පැහැදිලි කිරීම.</text:p>
          </table:table-cell>
          <table:table-cell table:style-name="ce3"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ලෝකයේ ගංවතුර තර්ජනවලට බහුලව ලක්වන රටක් වන්නේ, </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පාල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7" calcext:value-type="float">
            <text:p>87</text:p>
          </table:table-cell>
          <table:table-cell table:number-columns-repeated="2"/>
          <table:table-cell office:value-type="string" calcext:value-type="string">
            <text:p>ශ්‍රී ලංකාවේ නියං තත්ත්වය දැඩිව බලපාන ප්‍රදේශය තෝරන්න. </text:p>
          </table:table-cell>
          <table:table-cell/>
          <table:table-cell office:value-type="string" calcext:value-type="string">
            <text:p>මොණරාග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ඹ</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8" calcext:value-type="float">
            <text:p>88</text:p>
          </table:table-cell>
          <table:table-cell table:number-columns-repeated="2"/>
          <table:table-cell office:value-type="string" calcext:value-type="string">
            <text:p>ශ්‍රී ලංකාවේ ගංවතුර ආපදා වලට ලක්වන දිස්ත්‍රික්කය තෝරන්න. </text:p>
          </table:table-cell>
          <table:table-cell/>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ත්නපු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9" calcext:value-type="float">
            <text:p>89</text:p>
          </table:table-cell>
          <table:table-cell table:number-columns-repeated="2"/>
          <table:table-cell office:value-type="string" calcext:value-type="string">
            <text:p>ප්‍රබල ලෙස මිනිස් ක්‍රියාකාරකම් නොමැතිව සිදුවන ආපදා තත්ත්වය වන්නේ, </text:p>
          </table:table-cell>
          <table:table-cell/>
          <table:table-cell office:value-type="string" calcext:value-type="string">
            <text:p>සුනා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ව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යඟ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යයෑ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0" calcext:value-type="float">
            <text:p>90</text:p>
          </table:table-cell>
          <table:table-cell table:number-columns-repeated="2"/>
          <table:table-cell office:value-type="string" calcext:value-type="string">
            <text:p>ශ්‍රී ලංකාවේ නායයෑමට ලක් නොවන ප්‍රදේශය තෝරන්න. </text:p>
          </table:table-cell>
          <table:table-cell/>
          <table:table-cell office:value-type="string" calcext:value-type="string">
            <text:p>බදු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ත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තලම</text:p>
          </table:table-cell>
          <table:table-cell office:value-type="float" office:value="1" calcext:value-type="float">
            <text:p>1</text:p>
          </table:table-cell>
          <table:table-cell table:number-columns-repeated="1006"/>
        </table:table-row>
        <table:table-row table:style-name="ro1">
          <table:table-cell office:value-type="float" office:value="19" calcext:value-type="float">
            <text:p>1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ශ්‍රී ලංකාවේ ඇතිවන ස්වාභාවික ආපදා හා ඒවාට හේතු, බලපෑම්</text:p>
          </table:table-cell>
          <table:table-cell office:value-type="string" calcext:value-type="string">
            <text:p>උපද්‍රව හා ආපදා ඇතිවීමට හේතු පැහැදිලි කිරීම. උපද්‍රව හා ආපදා සිදුවීමට බලපෑ මිනිස් ක්‍රියාකාරකම්, ඒවායින් සිදුවන බලපෑම් අවම කරන ආකාරය, ඒ සඳහා රජයේ කාර්යභාරය හා ඒවාට වෙන් වූ ආයතන, ජතාවගේ වගකීම් ආදී කරුණු පැහැදිලි කිරීම.</text:p>
          </table:table-cell>
          <table:table-cell table:style-name="ce3"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සුනාමි ඇතිවීමට බලපාන හේතුවක් නොවන්නේ,</text:p>
          </table:table-cell>
          <table:table-cell/>
          <table:table-cell office:value-type="string" calcext:value-type="string">
            <text:p>භූමිකම්පා</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වතු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නිකඳු පිපිරී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ගරයට උල්කාපාත වැටී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2" calcext:value-type="float">
            <text:p>92</text:p>
          </table:table-cell>
          <table:table-cell table:number-columns-repeated="2"/>
          <table:table-cell office:value-type="string" calcext:value-type="string">
            <text:p>මෙතෙක් ශ්‍රී ලංකාවට එල්ල වූ බිහිසුණු සුනාමි ආපදාව සිදු වූ වර්ෂය වන්නේ,</text:p>
          </table:table-cell>
          <table:table-cell/>
          <table:table-cell office:value-type="float" office:value="2009" calcext:value-type="float">
            <text:p>2009</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2004" calcext:value-type="float">
            <text:p>2004</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2005" calcext:value-type="float">
            <text:p>2005</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2006" calcext:value-type="float">
            <text:p>2006</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3" calcext:value-type="float">
            <text:p>93</text:p>
          </table:table-cell>
          <table:table-cell table:number-columns-repeated="2"/>
          <table:table-cell office:value-type="string" calcext:value-type="string">
            <text:p>නියඟය නිසා ස්වභාවික පරිසරයට සිදුවන හානියක් වන්නේ,</text:p>
          </table:table-cell>
          <table:table-cell/>
          <table:table-cell office:value-type="string" calcext:value-type="string">
            <text:p>ජල හිඟ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හාර හිඟ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ලැව්ගි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ෂි අස්වැන්න විනාශ වී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4" calcext:value-type="float">
            <text:p>94</text:p>
          </table:table-cell>
          <table:table-cell table:number-columns-repeated="2"/>
          <table:table-cell office:value-type="string" calcext:value-type="string">
            <text:p>ශ්‍රී ලංකාවේ නායයෑම් වලට ලක් වන ප්‍රදේශය තෝරන්න.</text:p>
          </table:table-cell>
          <table:table-cell/>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ල්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තල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5" calcext:value-type="float">
            <text:p>95</text:p>
          </table:table-cell>
          <table:table-cell table:number-columns-repeated="2"/>
          <table:table-cell office:value-type="string" calcext:value-type="string">
            <text:p>ශ්‍රී ලංකාවේ සුළි සුළං වලට ලක් නොවන දිස්ත්‍රික්කය තෝරන්න.</text:p>
          </table:table-cell>
          <table:table-cell/>
          <table:table-cell office:value-type="string" calcext:value-type="string">
            <text:p>ත්‍රිකුණාමල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කලපු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ම්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text:p>
          </table:table-cell>
          <table:table-cell office:value-type="float" office:value="1" calcext:value-type="float">
            <text:p>1</text:p>
          </table:table-cell>
          <table:table-cell table:number-columns-repeated="1006"/>
        </table:table-row>
        <table:table-row table:style-name="ro1">
          <table:table-cell office:value-type="float" office:value="20" calcext:value-type="float">
            <text:p>2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3</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නියඟය හා ගංවතුර</text:p>
          </table:table-cell>
          <table:table-cell office:value-type="string" calcext:value-type="string">
            <text:p>නියඟය හා ගංවතුර ඇතිවීමට හේතු, ඒවායින් බලපෑමට ලක්වන දිස්ත්‍රික්ක, එමඟින් මිනිසාට හා පරිසරයට ඇතිවන බලපෑම හා එයින් මිදීමට ගත හැකි ක්‍රියාමාර්ග ආදී කරුණු පිළිබඳ පැහැදිලි කිරීම.</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ගංවතුර ආපදාවන්ට බහුලව ලක්වන දිස්ත්‍රික්කය තෝරන්න.</text:p>
          </table:table-cell>
          <table:table-cell/>
          <table:table-cell office:value-type="string" calcext:value-type="string">
            <text:p>මහනුව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ත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7" calcext:value-type="float">
            <text:p>97</text:p>
          </table:table-cell>
          <table:table-cell table:number-columns-repeated="2"/>
          <table:table-cell office:value-type="string" calcext:value-type="string">
            <text:p>නියඟ බහුලව සිදුවන දිස්ත්‍රික්කයක් නොවන්නේ,</text:p>
          </table:table-cell>
          <table:table-cell/>
          <table:table-cell office:value-type="string" calcext:value-type="string">
            <text:p>මොණරා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ල්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ව්නි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ම්බන්තොට</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8" calcext:value-type="float">
            <text:p>98</text:p>
          </table:table-cell>
          <table:table-cell table:number-columns-repeated="2"/>
          <table:table-cell office:value-type="string" calcext:value-type="string">
            <text:p>ශ්‍රී ලංකාවේ වැඩිම ආපදා තත්වයක් යටතේ ගංවතුර ඇති වන්නේ කුමන ගංඟාව ආශ්‍රිතව ද?</text:p>
          </table:table-cell>
          <table:table-cell/>
          <table:table-cell office:value-type="string" calcext:value-type="string">
            <text:p>මහවැ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ල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ණි</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9" calcext:value-type="float">
            <text:p>99</text:p>
          </table:table-cell>
          <table:table-cell table:number-columns-repeated="2"/>
          <table:table-cell office:value-type="string" calcext:value-type="string">
            <text:p>ගංවතුර තර්ජනවලින් මිදීමට ගතහැකි ක්‍රියාමාර්ගයක් නොවන්නේ,</text:p>
          </table:table-cell>
          <table:table-cell/>
          <table:table-cell office:value-type="string" calcext:value-type="string">
            <text:p>වර්ෂාව පිළිබඳව විමසිලිමත් වී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රජයේ ප්‍රවෘත්තිවලට සවන් දී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ගංගාවක් අසල නිවස ඉදිකර ගැනී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ආරක්ෂිත ස්ථානවලට යා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0" calcext:value-type="float">
            <text:p>100</text:p>
          </table:table-cell>
          <table:table-cell table:number-columns-repeated="2"/>
          <table:table-cell office:value-type="string" calcext:value-type="string">
            <text:p>ගංවතුරින් සිදුවන හානියක් නොවන්නේ,</text:p>
          </table:table-cell>
          <table:table-cell/>
          <table:table-cell office:value-type="string" calcext:value-type="string">
            <text:p>වන හායනය</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ගාබිම් විනාශ වී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පානීය ජලය හිඟ වී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පල හානි</text:p>
          </table:table-cell>
          <table:table-cell office:value-type="float" office:value="0" calcext:value-type="float">
            <text:p>0</text:p>
          </table:table-cell>
          <table:table-cell table:number-columns-repeated="1006"/>
        </table:table-row>
        <table:table-row table:style-name="ro1">
          <table:table-cell office:value-type="float" office:value="21" calcext:value-type="float">
            <text:p>2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4</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නායයෑම් හා සුළි සුළං(සුළි කුණාටු)</text:p>
          </table:table-cell>
          <table:table-cell office:value-type="string" calcext:value-type="string">
            <text:p>නායයෑම් හා සුළි සුළං ඇතිවීමට හේතු පැහැදිලි කිරීම. නායයෑම් හා සුළි සුළං නිසා බලපෑමට ලක්වන දිස්ත්‍රික්ක, නායයෑම් හා සුළි සුළං මඟින් ඇතිවන බලපෑම හා එයින් මිදීමට ගත හැකි ක්‍රියාමාර්ග ආදී කරුණු පිළිබඳ පැහැදිලි කිරීම.</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දකුණු ආසියාතික කලාපයේ වැඩිපුර ම ගංවතුර තර්ජන එල්ල වන රට නිවැරදිව තෝරන්න.</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2" calcext:value-type="float">
            <text:p>102</text:p>
          </table:table-cell>
          <table:table-cell table:number-columns-repeated="2"/>
          <table:table-cell office:value-type="string" calcext:value-type="string">
            <text:p>ශ්‍රී ලංකාවට සුළි සුළං ඇති වීමට බලපාන ප්‍රදේශය කුමක් ද?</text:p>
          </table:table-cell>
          <table:table-cell/>
          <table:table-cell office:value-type="string" calcext:value-type="string">
            <text:p>කොමරින් තුඩු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 බොක්ක</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රාබි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 සමූද්‍ර සන්ධි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3" calcext:value-type="float">
            <text:p>103</text:p>
          </table:table-cell>
          <table:table-cell table:number-columns-repeated="2"/>
          <table:table-cell office:value-type="string" calcext:value-type="string">
            <text:p>ශ්‍රී ලංකාවේ නායයෑම් වලට බහුලව ලක්වන ප්‍රදේශය තෝරන්න.</text:p>
          </table:table-cell>
          <table:table-cell/>
          <table:table-cell office:value-type="string" calcext:value-type="string">
            <text:p>කොළඹ</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තලේ</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04" calcext:value-type="float">
            <text:p>104</text:p>
          </table:table-cell>
          <table:table-cell table:number-columns-repeated="2"/>
          <table:table-cell office:value-type="string" calcext:value-type="string">
            <text:p>මිනිස් ක්‍රියාකාරකම් හේතුවෙන් සිදුවන ආපදාවක් ලෙස සැලකිය හැක්කේ,</text:p>
          </table:table-cell>
          <table:table-cell/>
          <table:table-cell office:value-type="string" calcext:value-type="string">
            <text:p>නියඟ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වතු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ළි සුළං</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5" calcext:value-type="float">
            <text:p>105</text:p>
          </table:table-cell>
          <table:table-cell table:number-columns-repeated="2"/>
          <table:table-cell office:value-type="string" calcext:value-type="string">
            <text:p>සින්දු ගංඟාව පිටාර ගැලීම නිසා හානිවිය හැකි රට වන්නේ,</text:p>
          </table:table-cell>
          <table:table-cell/>
          <table:table-cell office:value-type="string" calcext:value-type="string">
            <text:p>පාකිස්ථා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දිවයින</text:p>
          </table:table-cell>
          <table:table-cell office:value-type="float" office:value="0" calcext:value-type="float">
            <text:p>0</text:p>
          </table:table-cell>
          <table:table-cell table:number-columns-repeated="1006"/>
        </table:table-row>
        <table:table-row table:style-name="ro1">
          <table:table-cell office:value-type="float" office:value="22" calcext:value-type="float">
            <text:p>2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5</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අකුණු සැර හා ඉන් වැළකීම</text:p>
          </table:table-cell>
          <table:table-cell office:value-type="string" calcext:value-type="string">
            <text:p>අකුණු සැර ඇතිවීමට හේතු හා ඉන් සිදුවන හානි පැහැදිලි කිරීම, අකුණු අනතුරු වළක්වා ගතහැකි ක්‍රම, අකුණු අනතුරු සිදුවිය හැකි අවදානම් රැකියා, එයින් මිදීමට රජයට ගත හැකි ක්‍රියාමාර්ග ආදී කරුණු පිළිබඳ පැහැදිලි කිරීම.</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ශ්‍රී ලංකාවට සංවහන ක්‍රියාවලිය සිදුවන මාසයක් නොවන්නේ,</text:p>
          </table:table-cell>
          <table:table-cell/>
          <table:table-cell office:value-type="string" calcext:value-type="string">
            <text:p>ජනවා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ර්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ඔක්තෝම්බ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වැම්බ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7" calcext:value-type="float">
            <text:p>107</text:p>
          </table:table-cell>
          <table:table-cell table:number-columns-repeated="2"/>
          <table:table-cell office:value-type="string" calcext:value-type="string">
            <text:p>අකුණු සැර ඇතිවීමට ප්‍රධාන බලපෑමක් එල්ල කරන්නේ,</text:p>
          </table:table-cell>
          <table:table-cell/>
          <table:table-cell office:value-type="string" calcext:value-type="string">
            <text:p>වර්ෂා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ළි සුළං</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ළාකුළු</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08" calcext:value-type="float">
            <text:p>108</text:p>
          </table:table-cell>
          <table:table-cell table:number-columns-repeated="2"/>
          <table:table-cell office:value-type="string" calcext:value-type="string">
            <text:p>අකුණු සැර වලින් සිදුවල ප්‍රබල ම තර්ජනය වන්නේ,</text:p>
          </table:table-cell>
          <table:table-cell/>
          <table:table-cell office:value-type="string" calcext:value-type="string">
            <text:p>දූරකථන විසන්ධි වී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වාස අන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හැන් පද්ධතිවලට හානිවී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විත හානි</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09" calcext:value-type="float">
            <text:p>109</text:p>
          </table:table-cell>
          <table:table-cell table:number-columns-repeated="2"/>
          <table:table-cell office:value-type="string" calcext:value-type="string">
            <text:p>අධික ගිගිරුම් සහිත වර්ෂා අවස්ථාවල නිවසේ අකුණු සැර වැදීම වැළැක්වීම සදහා ගතහැකි හොඳ ම ක්‍රියාමාර්ගය වන්නේ,</text:p>
          </table:table-cell>
          <table:table-cell/>
          <table:table-cell office:value-type="string" calcext:value-type="string">
            <text:p>දූරකථන භාවිතයෙන් වැළකී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ස් ස්ථානයකට යා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දුලිය භාවිතයෙන් වැළකී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දුලිය ක්‍රියා විරහිත කිරී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10" calcext:value-type="float">
            <text:p>110</text:p>
          </table:table-cell>
          <table:table-cell table:number-columns-repeated="2"/>
          <table:table-cell office:value-type="string" calcext:value-type="string">
            <text:p>අකුණු සැර ඇති වීමත් සමඟ දැකිය හැකි පරිසර තත්ත්වයක් වන්නේ,</text:p>
          </table:table-cell>
          <table:table-cell/>
          <table:table-cell office:value-type="string" calcext:value-type="string">
            <text:p>සුනා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යයෑ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ව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ගිරුම් සහිත වැසි</text:p>
          </table:table-cell>
          <table:table-cell office:value-type="float" office:value="1" calcext:value-type="float">
            <text:p>1</text:p>
          </table:table-cell>
          <table:table-cell table:number-columns-repeated="1006"/>
        </table:table-row>
        <table:table-row table:style-name="ro1">
          <table:table-cell office:value-type="float" office:value="23" calcext:value-type="float">
            <text:p>2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6</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සුනාමි හා භූමිකම්පා</text:p>
          </table:table-cell>
          <table:table-cell office:value-type="string" calcext:value-type="string">
            <text:p>සුනාමි හා භූමිකම්පා ඇතිවීමට හේතු පැහැදිලි කිරීම. ඉන් සිදුවන හානි, සුනාමි හා භූමිකම්පා සිදුවිය හැකි රටවල් හා එයින් මිදීමට ගත හැකි ක්‍රියාමාර්ග ආදී කරුණු පිළිබඳ පැහැදිලි කිරීම.</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සුනාමි තත්ත්වයක් බහුලව සිදු නොවන රට තෝරන්න.</text:p>
          </table:table-cell>
          <table:table-cell/>
          <table:table-cell office:value-type="string" calcext:value-type="string">
            <text:p>ශ්‍රී ලංකා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ශ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දිවයින</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2" calcext:value-type="float">
            <text:p>112</text:p>
          </table:table-cell>
          <table:table-cell table:number-columns-repeated="2"/>
          <table:table-cell office:value-type="string" calcext:value-type="string">
            <text:p>ශ්‍රී ලංකාවේ සුනාමි තත්ත්වයන්ට බලපෑමක් සිදු නොවන දිස්ත්‍රික්කය තෝරන්න.</text:p>
          </table:table-cell>
          <table:table-cell/>
          <table:table-cell office:value-type="string" calcext:value-type="string">
            <text:p>කෑගල්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තල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කලපු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3" calcext:value-type="float">
            <text:p>113</text:p>
          </table:table-cell>
          <table:table-cell table:number-columns-repeated="2"/>
          <table:table-cell office:value-type="string" calcext:value-type="string">
            <text:p>බහුල ලෙස බෙංගාල බොක්කේ අඩු පීඩන තත්ත්වය බලපෑම් කරන රට නිවැරදිව තෝරන්න.</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මා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ගලාදේශය</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14" calcext:value-type="float">
            <text:p>114</text:p>
          </table:table-cell>
          <table:table-cell table:number-columns-repeated="2"/>
          <table:table-cell office:value-type="string" calcext:value-type="string">
            <text:p>සුනාමියක් ඇති වීමට බලපාන සාධකයක් නොවන්නේ,</text:p>
          </table:table-cell>
          <table:table-cell/>
          <table:table-cell office:value-type="string" calcext:value-type="string">
            <text:p>ගිගිරුම් සහිත වැ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මිකම්පා</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යයෑ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නිකඳු පිපිරී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15" calcext:value-type="float">
            <text:p>115</text:p>
          </table:table-cell>
          <table:table-cell table:number-columns-repeated="2"/>
          <table:table-cell office:value-type="string" calcext:value-type="string">
            <text:p>සුනාමියකින් සිදුවිය හැකි ප්‍රබලම තර්ජනය වන්නේ,</text:p>
          </table:table-cell>
          <table:table-cell/>
          <table:table-cell office:value-type="string" calcext:value-type="string">
            <text:p>ගොඩබිම දූෂණ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සික අසහ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ටිතල පහසුකම් විනාශ වී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විත හානි</text:p>
          </table:table-cell>
          <table:table-cell office:value-type="float" office:value="1" calcext:value-type="float">
            <text:p>1</text:p>
          </table:table-cell>
          <table:table-cell table:number-columns-repeated="1006"/>
        </table:table-row>
        <table:table-row table:style-name="ro1">
          <table:table-cell office:value-type="float" office:value="24" calcext:value-type="float">
            <text:p>2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7</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ආපදා අවස්ථාවන්ට මුහුණ දීම</text:p>
          </table:table-cell>
          <table:table-cell table:style-name="ce2" office:value-type="string" calcext:value-type="string">
            <text:p>ආපදා කළමනාකරණය කිරීම පැහැදිලි කිරීමග නායයෑම්, සුනාමි, අකුණු තත්ත්වයන් වලදී පෙර සූදානම පෙන්වා දීමග ආපදා අවස්ථාවල දී කටයුතු කරන ආකාරය, ආපදාවන්ට ලක්වූවන් වෙනුවෙන් ගත හැකි ක්‍රියාමාර්ග, ආපදා තත්ත්වයක දී ජනතාවගේ හා රජයේ වගකීම හා කාර්යභාර්යය ආදී කරුණු පැහැදිලි කිරීම.</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ශ්‍රී ලංකාවේ නිරන්තර වාර්ෂිකව සිදුවන ආපදාවක් වන්නේ,</text:p>
          </table:table-cell>
          <table:table-cell/>
          <table:table-cell office:value-type="string" calcext:value-type="string">
            <text:p>නියඟ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වතු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මිකම්පා</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7" calcext:value-type="float">
            <text:p>117</text:p>
          </table:table-cell>
          <table:table-cell table:number-columns-repeated="2"/>
          <table:table-cell office:value-type="string" calcext:value-type="string">
            <text:p>නියඟය සඳහා බලපාන මානුෂ ක්‍රියාකාරකමක් වන්නේ,</text:p>
          </table:table-cell>
          <table:table-cell/>
          <table:table-cell office:value-type="string" calcext:value-type="string">
            <text:p>වැලිගොඩ දැමී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ඩොලාන විනාශ කිරී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ස් කැපී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රිගල් කැඩී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8" calcext:value-type="float">
            <text:p>118</text:p>
          </table:table-cell>
          <table:table-cell table:number-columns-repeated="2"/>
          <table:table-cell office:value-type="string" calcext:value-type="string">
            <text:p>සුනාමි තත්ත්වයක් ප්‍රබල වීමට බලපාන මානුෂ ක්‍රියාකාරකමක් වන්නේ,</text:p>
          </table:table-cell>
          <table:table-cell/>
          <table:table-cell office:value-type="string" calcext:value-type="string">
            <text:p>නායයෑ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මිකම්පා</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ල්කාපාත වැටී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රිගල් කැඩී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19" calcext:value-type="float">
            <text:p>119</text:p>
          </table:table-cell>
          <table:table-cell table:number-columns-repeated="2"/>
          <table:table-cell office:value-type="string" calcext:value-type="string">
            <text:p>සුනාමි තත්ත්වයක් නිසා වැඩි ම හානි සිදුවන කර්මාන්තය වන්නේ,</text:p>
          </table:table-cell>
          <table:table-cell/>
          <table:table-cell office:value-type="string" calcext:value-type="string">
            <text:p>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බ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ලාස්ටික්</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චාරක</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20" calcext:value-type="float">
            <text:p>120</text:p>
          </table:table-cell>
          <table:table-cell table:number-columns-repeated="2"/>
          <table:table-cell office:value-type="string" calcext:value-type="string">
            <text:p>2004 වසරේ දී ශ්‍රී ලංකාවට බලපෑ සුනාමි තත්ත්වයෙන් වැඩි ම බලපෑමක් එල්ල වූ දිස්ත්‍රික්කය වන්නේ,</text:p>
          </table:table-cell>
          <table:table-cell/>
          <table:table-cell office:value-type="string" calcext:value-type="string">
            <text:p>කුරුණෑ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ග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යංගනය</text:p>
          </table:table-cell>
          <table:table-cell office:value-type="float" office:value="0" calcext:value-type="float">
            <text:p>0</text:p>
          </table:table-cell>
          <table:table-cell table:number-columns-repeated="1006"/>
        </table:table-row>
        <table:table-row table:style-name="ro1">
          <table:table-cell office:value-type="float" office:value="25" calcext:value-type="float">
            <text:p>2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geography-07-t3-l04-ep08</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ස්වාභාවික උපද්‍රව සහ ආපදා</text:p>
          </table:table-cell>
          <table:table-cell office:value-type="string" calcext:value-type="string">
            <text:p>ගෝලීය දේශගුණික වෙනස්වීම්</text:p>
          </table:table-cell>
          <table:table-cell table:style-name="ce2" office:value-type="string" calcext:value-type="string">
            <text:p>දේශගුණික වෙනස්වීම් පැහැදිලි කිරීම. දේශගුණික වෙනස්වීම් ඇතිවීමට හේතු, දේශගුණික වෙනස්වීම් ඇතිවීමේ ප්‍රතිඵල, එය ශ්‍රී ලංකාවට බලපාන ආකාරය, මුහුදු ජල මට්ටමේ ඉහළ යෑම හා අධික වැසි වල බලපෑම ආදී කරුණු පැහැදිලි කිරීම. වායු ගෝලීය උෂ්ණත්වය ඉහළ යෑම සහ බලශක්ති භාවිතයේ ගැටලු හා ඒවා අවම කිරීමට ගතහැකි ක්‍රියාමාර්ග පිළිබඳ විස්තර කිරීම.</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ගෝලීය දේශගුණය වෙනස්වීම් වල ප්‍රතිඵලයක් නොවන්නේ,</text:p>
          </table:table-cell>
          <table:table-cell/>
          <table:table-cell office:value-type="string" calcext:value-type="string">
            <text:p>අධික වර්ෂා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ක ශීත ඍ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ල ගැලී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ණාටු</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2" calcext:value-type="float">
            <text:p>122</text:p>
          </table:table-cell>
          <table:table-cell table:number-columns-repeated="2"/>
          <table:table-cell office:value-type="string" calcext:value-type="string">
            <text:p>අධික වර්ෂාව නිසා ඇතිවන ආපදා තත්ත්වයක් නොවන්නේ,</text:p>
          </table:table-cell>
          <table:table-cell/>
          <table:table-cell office:value-type="string" calcext:value-type="string">
            <text:p>ඵලදාව අඩු වි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විත හා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ල ගැලී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3" calcext:value-type="float">
            <text:p>123</text:p>
          </table:table-cell>
          <table:table-cell table:number-columns-repeated="2"/>
          <table:table-cell office:value-type="string" calcext:value-type="string">
            <text:p>ශ්‍රී ලංකාවේ නායයෑම් බහුලව සිදුවන ප්‍රදේශයක් වන්නේ,</text:p>
          </table:table-cell>
          <table:table-cell/>
          <table:table-cell office:value-type="string" calcext:value-type="string">
            <text:p>අභ්‍යන්තර තැනිතලා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ධ්‍යම කඳුකර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ර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දුබඩ තීර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4" calcext:value-type="float">
            <text:p>124</text:p>
          </table:table-cell>
          <table:table-cell table:number-columns-repeated="2"/>
          <table:table-cell office:value-type="string" calcext:value-type="string">
            <text:p>දේශගුණික වෙනස්වීම් ඇති වීමට බලපාන ස්වභාවික හේතුවක් වන්නේ,</text:p>
          </table:table-cell>
          <table:table-cell/>
          <table:table-cell office:value-type="string" calcext:value-type="string">
            <text:p>ඉන්ධන දහ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න හාය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නිකඳු පිපිරී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මික අපද්‍රව්‍ය ගිනි තැබී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5" calcext:value-type="float">
            <text:p>125</text:p>
          </table:table-cell>
          <table:table-cell table:number-columns-repeated="2"/>
          <table:table-cell office:value-type="string" calcext:value-type="string">
            <text:p>දේශගුණික වෙනස්වීම් අවම කිරීමට ඔබට ගත හැකි ක්‍රියාමාර්ගයක් වන්නේ,</text:p>
          </table:table-cell>
          <table:table-cell/>
          <table:table-cell office:value-type="string" calcext:value-type="string">
            <text:p>ජනාතව දැනුවත් කිරී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යට පක්ෂපාතී වී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පරිසර සමතුලිතතාව රැක ගැනීමට දායක වී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වෘත්තිවලට සවන් දීම </text:p>
          </table:table-cell>
          <table:table-cell office:value-type="float" office:value="0" calcext:value-type="float">
            <text:p>0</text:p>
          </table:table-cell>
          <table:table-cell table:number-columns-repeated="1006"/>
        </table:table-row>
        <table:table-row table:style-name="ro2" table:number-rows-repeated="10480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08T18:14:43.869842861</dc:date>
    <meta:editing-cycles>19</meta:editing-cycles>
    <meta:editing-duration>PT1H8M4S</meta:editing-duration>
    <meta:document-statistic meta:table-count="1" meta:cell-count="1525" meta:object-count="0"/>
  </office:meta>
</office:document-meta>
</file>